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BLUT AI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_64 LibreOffice_project/64a0f66915f38c6217de274f0aa8e15618924765</meta:generator>
    <dc:date>2020-06-09T16:46:42.695000000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